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mlUnsignedIntImpl.XmlUnsignedIntImp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mlUnsignedIntImpl.XmlUnsignedIntImpl( SchemaType type , boolean compl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